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SWOW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</table:table-row>
        <table:table-row table:style-name="ro1">
          <table:table-cell office:value-type="string" calcext:value-type="string">
            <text:p>nb_10874.ipynb</text:p>
          </table:table-cell>
          <table:table-cell office:value-type="float" office:value="25.375" calcext:value-type="float">
            <text:p>25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08860.ipynb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0895.ipynb</text:p>
          </table:table-cell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1007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11963.ipynb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13983.ipynb</text:p>
          </table:table-cell>
          <table:table-cell office:value-type="float" office:value="13.75" calcext:value-type="float">
            <text:p>13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143.ipynb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25.ipynb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94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14.ipynb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555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133.ipynb</text:p>
          </table:table-cell>
          <table:table-cell office:value-type="float" office:value="5.59090909090909" calcext:value-type="float">
            <text:p>5.5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12385.ipynb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23955.ipynb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570.ipynb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12667.ipynb</text:p>
          </table:table-cell>
          <table:table-cell office:value-type="float" office:value="5.875" calcext:value-type="float">
            <text:p>5.87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26757.ipynb</text:p>
          </table:table-cell>
          <table:table-cell office:value-type="float" office:value="4.89285714285714" calcext:value-type="float">
            <text:p>4.89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12694.ipynb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838.ipynb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3052.ipynb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064.ipynb</text:p>
          </table:table-cell>
          <table:table-cell office:value-type="float" office:value="7.76923076923077" calcext:value-type="float">
            <text:p>7.7692307692307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194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2144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273.ipynb</text:p>
          </table:table-cell>
          <table:table-cell office:value-type="float" office:value="4.18897637795276" calcext:value-type="float">
            <text:p>4.18897637795276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b_13314.ipynb</text:p>
          </table:table-cell>
          <table:table-cell office:value-type="float" office:value="6.77777777777778" calcext:value-type="float">
            <text:p>6.7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3358.ipynb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533.ipynb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5909.ipynb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3593.ipynb</text:p>
          </table:table-cell>
          <table:table-cell office:value-type="float" office:value="7.21428571428571" calcext:value-type="float">
            <text:p>7.214285714285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3629.ipynb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701.ipynb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3810.ipynb</text:p>
          </table:table-cell>
          <table:table-cell office:value-type="float" office:value="4.46153846153846" calcext:value-type="float">
            <text:p>4.4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41123.ipynb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135.ipynb</text:p>
          </table:table-cell>
          <table:table-cell office:value-type="float" office:value="7.30769230769231" calcext:value-type="float">
            <text:p>7.307692307692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41463.ipynb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43782.ipynb</text:p>
          </table:table-cell>
          <table:table-cell office:value-type="float" office:value="20.7142857142857" calcext:value-type="float">
            <text:p>20.7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569.ipyn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46413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14798.ipynb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4943.ipynb</text:p>
          </table:table-cell>
          <table:table-cell office:value-type="float" office:value="1.90322580645161" calcext:value-type="float">
            <text:p>1.9032258064516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b_15044.ipynb</text:p>
          </table:table-cell>
          <table:table-cell office:value-type="float" office:value="11.6153846153846" calcext:value-type="float">
            <text:p>11.61538461538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5064.ipynb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1660.ipynb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518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54646.ipynb</text:p>
          </table:table-cell>
          <table:table-cell office:value-type="float" office:value="2.75" calcext:value-type="float">
            <text:p>2.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5605.ipynb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606.ipynb</text:p>
          </table:table-cell>
          <table:table-cell office:value-type="float" office:value="2.95652173913043" calcext:value-type="float">
            <text:p>2.9565217391304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15631.ipynb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033.ipynb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139.ipynb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488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162121.ipynb</text:p>
          </table:table-cell>
          <table:table-cell office:value-type="float" office:value="3.61538461538462" calcext:value-type="float">
            <text:p>3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246.ipynb</text:p>
          </table:table-cell>
          <table:table-cell office:value-type="float" office:value="11.1147540983607" calcext:value-type="float">
            <text:p>11.114754098360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16302.ipynb</text:p>
          </table:table-cell>
          <table:table-cell office:value-type="float" office:value="9.1875" calcext:value-type="float">
            <text:p>9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6456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65004.ipynb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65310.ipynb</text:p>
          </table:table-cell>
          <table:table-cell office:value-type="float" office:value="12.7058823529412" calcext:value-type="float">
            <text:p>12.70588235294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65782.ipynb</text:p>
          </table:table-cell>
          <table:table-cell office:value-type="float" office:value="1.3013698630137" calcext:value-type="float">
            <text:p>1.301369863013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b_168049.ipyn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7025.ipynb</text:p>
          </table:table-cell>
          <table:table-cell office:value-type="float" office:value="6.47058823529412" calcext:value-type="float">
            <text:p>6.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7097.ipynb</text:p>
          </table:table-cell>
          <table:table-cell office:value-type="float" office:value="4.21428571428571" calcext:value-type="float">
            <text:p>4.2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71338.ipynb</text:p>
          </table:table-cell>
          <table:table-cell office:value-type="float" office:value="5.88888888888889" calcext:value-type="float">
            <text:p>5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72338.ipynb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335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4644.ipynb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17621.ipynb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76775.ipynb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971.ipynb</text:p>
          </table:table-cell>
          <table:table-cell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808.ipyn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81714.ipynb</text:p>
          </table:table-cell>
          <table:table-cell office:value-type="float" office:value="13.1818181818182" calcext:value-type="float">
            <text:p>13.18181818181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8192.ipynb</text:p>
          </table:table-cell>
          <table:table-cell office:value-type="float" office:value="19.5555555555556" calcext:value-type="float">
            <text:p>19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8303.ipynb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8312.ipynb</text:p>
          </table:table-cell>
          <table:table-cell office:value-type="float" office:value="2.33720930232558" calcext:value-type="float">
            <text:p>2.33720930232558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b_1834.ipynb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8427.ipynb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87060.ipynb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8744.ipyn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8755.ipynb</text:p>
          </table:table-cell>
          <table:table-cell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188796.ipynb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9102.ipynb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91327.ipynb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9338.ipynb</text:p>
          </table:table-cell>
          <table:table-cell office:value-type="float" office:value="6.69230769230769" calcext:value-type="float">
            <text:p>6.692307692307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130.ipynb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2.ipynb</text:p>
          </table:table-cell>
          <table:table-cell office:value-type="float" office:value="3.44067796610169" calcext:value-type="float">
            <text:p>3.4406779661016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197884.ipynb</text:p>
          </table:table-cell>
          <table:table-cell office:value-type="float" office:value="9.11111111111111" calcext:value-type="float">
            <text:p>9.111111111111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9923.ipynb</text:p>
          </table:table-cell>
          <table:table-cell office:value-type="float" office:value="38.9090909090909" calcext:value-type="float">
            <text:p>38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20110.ipynb</text:p>
          </table:table-cell>
          <table:table-cell office:value-type="float" office:value="3.15384615384615" calcext:value-type="float">
            <text:p>3.153846153846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1762.ipynb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21795.ipynb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21923.ipynb</text:p>
          </table:table-cell>
          <table:table-cell office:value-type="float" office:value="12.1111111111111" calcext:value-type="float">
            <text:p>12.111111111111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2183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22193.ipynb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2201.ipynb</text:p>
          </table:table-cell>
          <table:table-cell office:value-type="float" office:value="1.83870967741935" calcext:value-type="float">
            <text:p>1.838709677419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2577.ipynb</text:p>
          </table:table-cell>
          <table:table-cell office:value-type="float" office:value="4.80357142857143" calcext:value-type="float">
            <text:p>4.803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b_22881.ipynb</text:p>
          </table:table-cell>
          <table:table-cell office:value-type="float" office:value="6.67857142857143" calcext:value-type="float">
            <text:p>6.678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2925.ipynb</text:p>
          </table:table-cell>
          <table:table-cell office:value-type="float" office:value="22.9259259259259" calcext:value-type="float">
            <text:p>22.925925925925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23155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2319.ipyn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3353.ipynb</text:p>
          </table:table-cell>
          <table:table-cell office:value-type="float" office:value="3.9047619047619" calcext:value-type="float">
            <text:p>3.90476190476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23427.ipynb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400.ipynb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05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55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4261.ipynb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4417.ipynb</text:p>
          </table:table-cell>
          <table:table-cell office:value-type="float" office:value="19.1818181818182" calcext:value-type="float">
            <text:p>19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4597.ipyn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4663.ipynb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25007.ipynb</text:p>
          </table:table-cell>
          <table:table-cell office:value-type="float" office:value="6.85714285714286" calcext:value-type="float">
            <text:p>6.8571428571428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25187.ipynb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25726.ipynb</text:p>
          </table:table-cell>
          <table:table-cell office:value-type="float" office:value="14.2391304347826" calcext:value-type="float">
            <text:p>14.239130434782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b_25960.ipynb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5993.ipynb</text:p>
          </table:table-cell>
          <table:table-cell office:value-type="float" office:value="26.2758620689655" calcext:value-type="float">
            <text:p>26.2758620689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6661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6886.ipynb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7443.ipynb</text:p>
          </table:table-cell>
          <table:table-cell office:value-type="float" office:value="4.11111111111111" calcext:value-type="float">
            <text:p>4.111111111111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7868.ipynb</text:p>
          </table:table-cell>
          <table:table-cell office:value-type="float" office:value="13.25" calcext:value-type="float">
            <text:p>13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28545.ipynb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8677.ipynb</text:p>
          </table:table-cell>
          <table:table-cell office:value-type="float" office:value="24.8928571428571" calcext:value-type="float">
            <text:p>24.892857142857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8795.ipynb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8919.ipynb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29068.ipynb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9312.ipynb</text:p>
          </table:table-cell>
          <table:table-cell office:value-type="float" office:value="7.45454545454545" calcext:value-type="float">
            <text:p>7.454545454545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9627.ipynb</text:p>
          </table:table-cell>
          <table:table-cell office:value-type="float" office:value="22.6" calcext:value-type="float">
            <text:p>22.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3021.ipynb</text:p>
          </table:table-cell>
          <table:table-cell office:value-type="float" office:value="20.375" calcext:value-type="float">
            <text:p>20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30605.ipynb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30647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0808.ipynb</text:p>
          </table:table-cell>
          <table:table-cell office:value-type="float" office:value="7.57894736842105" calcext:value-type="float">
            <text:p>7.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31061.ipynb</text:p>
          </table:table-cell>
          <table:table-cell office:value-type="float" office:value="11.7272727272727" calcext:value-type="float">
            <text:p>11.72727272727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b_31109.ipynb</text:p>
          </table:table-cell>
          <table:table-cell office:value-type="float" office:value="6.375" calcext:value-type="float">
            <text:p>6.37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3310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33257.ipynb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33408.ipynb</text:p>
          </table:table-cell>
          <table:table-cell office:value-type="float" office:value="57.6666666666667" calcext:value-type="float">
            <text:p>57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3408.ipynb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34182.ipynb</text:p>
          </table:table-cell>
          <table:table-cell office:value-type="float" office:value="9.03225806451613" calcext:value-type="float">
            <text:p>9.032258064516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34406.ipynb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3521.ipynb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35916.ipynb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5982.ipynb</text:p>
          </table:table-cell>
          <table:table-cell office:value-type="float" office:value="2.82758620689655" calcext:value-type="float">
            <text:p>2.8275862068965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36749.ipynb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7151.ipynb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8166.ipynb</text:p>
          </table:table-cell>
          <table:table-cell office:value-type="float" office:value="4.72727272727273" calcext:value-type="float">
            <text:p>4.7272727272727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38174.ipynb</text:p>
          </table:table-cell>
          <table:table-cell office:value-type="float" office:value="2.35135135135135" calcext:value-type="float">
            <text:p>2.351351351351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39226.ipynb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39261.ipynb</text:p>
          </table:table-cell>
          <table:table-cell office:value-type="float" office:value="11.8888888888889" calcext:value-type="float">
            <text:p>11.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0043.ipynb</text:p>
          </table:table-cell>
          <table:table-cell office:value-type="float" office:value="5.70588235294118" calcext:value-type="float">
            <text:p>5.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0451.ipynb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40455.ipynb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41045.ipynb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271.ipyn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1292.ipynb</text:p>
          </table:table-cell>
          <table:table-cell office:value-type="float" office:value="7.05882352941176" calcext:value-type="float">
            <text:p>7.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1378.ipynb</text:p>
          </table:table-cell>
          <table:table-cell office:value-type="float" office:value="49.5555555555556" calcext:value-type="float">
            <text:p>49.555555555555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732.ipynb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2820.ipynb</text:p>
          </table:table-cell>
          <table:table-cell office:value-type="float" office:value="1.80645161290323" calcext:value-type="float">
            <text:p>1.806451612903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2977.ipynb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42983.ipynb</text:p>
          </table:table-cell>
          <table:table-cell office:value-type="float" office:value="9.875" calcext:value-type="float">
            <text:p>9.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3216.ipynb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3484.ipynb</text:p>
          </table:table-cell>
          <table:table-cell office:value-type="float" office:value="23.625" calcext:value-type="float">
            <text:p>23.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4024.ipynb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44143.ipynb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44182.ipynb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44198.ipynb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480.ipynb</text:p>
          </table:table-cell>
          <table:table-cell office:value-type="float" office:value="3.62962962962963" calcext:value-type="float">
            <text:p>3.629629629629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44589.ipynb</text:p>
          </table:table-cell>
          <table:table-cell office:value-type="float" office:value="3.44444444444444" calcext:value-type="float">
            <text:p>3.444444444444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469.ipynb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698.ipynb</text:p>
          </table:table-cell>
          <table:table-cell office:value-type="float" office:value="3.37837837837838" calcext:value-type="float">
            <text:p>3.378378378378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45121.ipynb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4571.ipynb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5722.ipynb</text:p>
          </table:table-cell>
          <table:table-cell office:value-type="float" office:value="2.95833333333333" calcext:value-type="float">
            <text:p>2.958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46102.ipynb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46739.ipynb</text:p>
          </table:table-cell>
          <table:table-cell office:value-type="float" office:value="3.9375" calcext:value-type="float">
            <text:p>3.93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6833.ipynb</text:p>
          </table:table-cell>
          <table:table-cell office:value-type="float" office:value="6.90476190476191" calcext:value-type="float">
            <text:p>6.9047619047619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6835.ipynb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6881.ipynb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7978.ipynb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7990.ipynb</text:p>
          </table:table-cell>
          <table:table-cell office:value-type="float" office:value="3.83870967741935" calcext:value-type="float">
            <text:p>3.838709677419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8207.ipynb</text:p>
          </table:table-cell>
          <table:table-cell office:value-type="float" office:value="6.46551724137931" calcext:value-type="float">
            <text:p>6.4655172413793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48439.ipynb</text:p>
          </table:table-cell>
          <table:table-cell office:value-type="float" office:value="3.59183673469388" calcext:value-type="float">
            <text:p>3.5918367346938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48517.ipynb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8766.ipynb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8827.ipynb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8860.ipyn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48889.ipynb</text:p>
          </table:table-cell>
          <table:table-cell office:value-type="float" office:value="3.17391304347826" calcext:value-type="float">
            <text:p>3.173913043478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49377.ipynb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9420.ipynb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b_50091.ipynb</text:p>
          </table:table-cell>
          <table:table-cell office:value-type="float" office:value="5.1875" calcext:value-type="float">
            <text:p>5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0130.ipynb</text:p>
          </table:table-cell>
          <table:table-cell office:value-type="float" office:value="18.3684210526316" calcext:value-type="float">
            <text:p>18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0168.ipynb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0261.ipynb</text:p>
          </table:table-cell>
          <table:table-cell office:value-type="float" office:value="12.8666666666667" calcext:value-type="float">
            <text:p>12.8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0263.ipynb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50272.ipynb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040.ipynb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_50483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0609.ipynb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51356.ipynb</text:p>
          </table:table-cell>
          <table:table-cell office:value-type="float" office:value="5.81818181818182" calcext:value-type="float">
            <text:p>5.818181818181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1466.ipynb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1470.ipynb</text:p>
          </table:table-cell>
          <table:table-cell office:value-type="float" office:value="13.9090909090909" calcext:value-type="float">
            <text:p>13.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2819.ipynb</text:p>
          </table:table-cell>
          <table:table-cell office:value-type="float" office:value="7.68965517241379" calcext:value-type="float">
            <text:p>7.6896551724137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3316.ipynb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3435.ipynb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3543.ipynb</text:p>
          </table:table-cell>
          <table:table-cell office:value-type="float" office:value="4.67857142857143" calcext:value-type="float">
            <text:p>4.6785714285714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53968.ipynb</text:p>
          </table:table-cell>
          <table:table-cell office:value-type="float" office:value="9.9375" calcext:value-type="float">
            <text:p>9.93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4009.ipyn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112.ipynb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54623.ipynb</text:p>
          </table:table-cell>
          <table:table-cell office:value-type="float" office:value="21.6315789473684" calcext:value-type="float">
            <text:p>21.631578947368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4880.ipynb</text:p>
          </table:table-cell>
          <table:table-cell office:value-type="float" office:value="2.13888888888889" calcext:value-type="float">
            <text:p>2.1388888888888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54957.ipynb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4981.ipynb</text:p>
          </table:table-cell>
          <table:table-cell office:value-type="float" office:value="8.53846153846154" calcext:value-type="float">
            <text:p>8.5384615384615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5413.ipynb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5599.ipynb</text:p>
          </table:table-cell>
          <table:table-cell office:value-type="float" office:value="5.06666666666667" calcext:value-type="float">
            <text:p>5.0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5783.ipynb</text:p>
          </table:table-cell>
          <table:table-cell office:value-type="float" office:value="2.39024390243902" calcext:value-type="float">
            <text:p>2.3902439024390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5877.ipynb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b_55900.ipynb</text:p>
          </table:table-cell>
          <table:table-cell office:value-type="float" office:value="24.0555555555556" calcext:value-type="float">
            <text:p>24.05555555555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5927.ipynb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56069.ipynb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6968.ipynb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57114.ipynb</text:p>
          </table:table-cell>
          <table:table-cell office:value-type="float" office:value="3.77049180327869" calcext:value-type="float">
            <text:p>3.7704918032786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57407.ipynb</text:p>
          </table:table-cell>
          <table:table-cell office:value-type="float" office:value="31.2857142857143" calcext:value-type="float">
            <text:p>31.2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57499.ipynb</text:p>
          </table:table-cell>
          <table:table-cell office:value-type="float" office:value="5.84848484848485" calcext:value-type="float">
            <text:p>5.8484848484848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57521.ipynb</text:p>
          </table:table-cell>
          <table:table-cell office:value-type="float" office:value="6.41176470588235" calcext:value-type="float">
            <text:p>6.411764705882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57777.ipynb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7830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8089.ipynb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b_58280.ipynb</text:p>
          </table:table-cell>
          <table:table-cell office:value-type="float" office:value="20.2702702702703" calcext:value-type="float">
            <text:p>20.270270270270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58379.ipynb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445.ipynb</text:p>
          </table:table-cell>
          <table:table-cell office:value-type="float" office:value="16.3846153846154" calcext:value-type="float">
            <text:p>16.38461538461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8663.ipynb</text:p>
          </table:table-cell>
          <table:table-cell office:value-type="float" office:value="20.9333333333333" calcext:value-type="float">
            <text:p>20.9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789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9012.ipynb</text:p>
          </table:table-cell>
          <table:table-cell office:value-type="float" office:value="7.70987654320988" calcext:value-type="float">
            <text:p>7.7098765432098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b_59033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9058.ipynb</text:p>
          </table:table-cell>
          <table:table-cell office:value-type="float" office:value="2.65853658536585" calcext:value-type="float">
            <text:p>2.6585365853658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9242.ipynb</text:p>
          </table:table-cell>
          <table:table-cell office:value-type="float" office:value="3.77142857142857" calcext:value-type="float">
            <text:p>3.7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59458.ipynb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59568.ipynb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571.ipynb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597.ipynb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702.ipynb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b_5993.ipyn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01148.ipynb</text:p>
          </table:table-cell>
          <table:table-cell office:value-type="float" office:value="19.6666666666667" calcext:value-type="float">
            <text:p>19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0187.ipynb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02596.ipynb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0409.ipynb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604946.ipynb</text:p>
          </table:table-cell>
          <table:table-cell office:value-type="float" office:value="5.03571428571429" calcext:value-type="float">
            <text:p>5.0357142857142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094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0996.ipynb</text:p>
          </table:table-cell>
          <table:table-cell office:value-type="float" office:value="11.625" calcext:value-type="float">
            <text:p>11.6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18.ipynb</text:p>
          </table:table-cell>
          <table:table-cell office:value-type="float" office:value="12.875" calcext:value-type="float">
            <text:p>12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52.ipynb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1617.ipynb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1663.ipynb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904.ipyn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61906.ipynb</text:p>
          </table:table-cell>
          <table:table-cell office:value-type="float" office:value="2.01694915254237" calcext:value-type="float">
            <text:p>2.0169491525423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6196.ipynb</text:p>
          </table:table-cell>
          <table:table-cell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62184.ipynb</text:p>
          </table:table-cell>
          <table:table-cell office:value-type="float" office:value="9.05882352941176" calcext:value-type="float">
            <text:p>9.0588235294117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2575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2652.ipynb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2965.ipynb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4125.ipynb</text:p>
          </table:table-cell>
          <table:table-cell office:value-type="float" office:value="5.29310344827586" calcext:value-type="float">
            <text:p>5.2931034482758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64359.ipynb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4774.ipynb</text:p>
          </table:table-cell>
          <table:table-cell office:value-type="float" office:value="18.0769230769231" calcext:value-type="float">
            <text:p>18.07692307692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482.ipynb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5143.ipynb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65874.ipynb</text:p>
          </table:table-cell>
          <table:table-cell office:value-type="float" office:value="3.30769230769231" calcext:value-type="float">
            <text:p>3.30769230769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5930.ipynb</text:p>
          </table:table-cell>
          <table:table-cell office:value-type="float" office:value="4.23809523809524" calcext:value-type="float">
            <text:p>4.238095238095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6662.ipyn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6900.ipynb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7021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67129.ipynb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7296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67377.ipynb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7995.ipynb</text:p>
          </table:table-cell>
          <table:table-cell office:value-type="float" office:value="22.7058823529412" calcext:value-type="float">
            <text:p>22.70588235294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68265.ipynb</text:p>
          </table:table-cell>
          <table:table-cell office:value-type="float" office:value="3.98360655737705" calcext:value-type="float">
            <text:p>3.9836065573770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68280.ipynb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8303.ipyn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8421.ipynb</text:p>
          </table:table-cell>
          <table:table-cell office:value-type="float" office:value="25.0526315789474" calcext:value-type="float">
            <text:p>25.05263157894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68579.ipynb</text:p>
          </table:table-cell>
          <table:table-cell office:value-type="float" office:value="11.2705882352941" calcext:value-type="float">
            <text:p>11.2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b_69006.ipynb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558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654.ipynb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9870.ipynb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69872.ipynb</text:p>
          </table:table-cell>
          <table:table-cell office:value-type="float" office:value="10.1666666666667" calcext:value-type="float">
            <text:p>10.1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0099.ipynb</text:p>
          </table:table-cell>
          <table:table-cell office:value-type="float" office:value="24.2222222222222" calcext:value-type="float">
            <text:p>24.22222222222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0158.ipynb</text:p>
          </table:table-cell>
          <table:table-cell office:value-type="float" office:value="3.45454545454545" calcext:value-type="float">
            <text:p>3.454545454545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0414.ipynb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51.ipynb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700.ipynb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085.ipynb</text:p>
          </table:table-cell>
          <table:table-cell office:value-type="float" office:value="23.4166666666667" calcext:value-type="float">
            <text:p>23.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10206.ipynb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194.ipynb</text:p>
          </table:table-cell>
          <table:table-cell office:value-type="float" office:value="7.125" calcext:value-type="float">
            <text:p>7.1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2204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72234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2324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2336.ipynb</text:p>
          </table:table-cell>
          <table:table-cell office:value-type="float" office:value="6.90909090909091" calcext:value-type="float">
            <text:p>6.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2348.ipynb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72749.ipynb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2813.ipynb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2838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3929.ipynb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3962.ipynb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50781.ipynb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754885.ipynb</text:p>
          </table:table-cell>
          <table:table-cell office:value-type="float" office:value="14.1333333333333" calcext:value-type="float">
            <text:p>14.1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5735.ipynb</text:p>
          </table:table-cell>
          <table:table-cell office:value-type="float" office:value="6.5625" calcext:value-type="float">
            <text:p>6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5866.ipynb</text:p>
          </table:table-cell>
          <table:table-cell office:value-type="float" office:value="5.90909090909091" calcext:value-type="float">
            <text:p>5.909090909090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075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168.ipynb</text:p>
          </table:table-cell>
          <table:table-cell office:value-type="float" office:value="10.875" calcext:value-type="float">
            <text:p>10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221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419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6696.ipynb</text:p>
          </table:table-cell>
          <table:table-cell office:value-type="float" office:value="6.44444444444444" calcext:value-type="float">
            <text:p>6.444444444444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684.ipynb</text:p>
          </table:table-cell>
          <table:table-cell office:value-type="float" office:value="5.95" calcext:value-type="float">
            <text:p>5.9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77203.ipynb</text:p>
          </table:table-cell>
          <table:table-cell office:value-type="float" office:value="23.2857142857143" calcext:value-type="float">
            <text:p>23.28571428571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77220.ipynb</text:p>
          </table:table-cell>
          <table:table-cell office:value-type="float" office:value="23.1666666666667" calcext:value-type="float">
            <text:p>23.1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7228.ipynb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7356.ipynb</text:p>
          </table:table-cell>
          <table:table-cell office:value-type="float" office:value="20.8095238095238" calcext:value-type="float">
            <text:p>20.809523809523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7640.ipynb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78041.ipynb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8214.ipyn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8611.ipynb</text:p>
          </table:table-cell>
          <table:table-cell office:value-type="float" office:value="3.3" calcext:value-type="float">
            <text:p>3.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78623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9218.ipynb</text:p>
          </table:table-cell>
          <table:table-cell office:value-type="float" office:value="36.5238095238095" calcext:value-type="float">
            <text:p>36.523809523809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9289.ipynb</text:p>
          </table:table-cell>
          <table:table-cell office:value-type="float" office:value="5.63636363636364" calcext:value-type="float">
            <text:p>5.636363636363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80613.ipynb</text:p>
          </table:table-cell>
          <table:table-cell office:value-type="float" office:value="9.05555555555556" calcext:value-type="float">
            <text:p>9.0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8109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1153.ipynb</text:p>
          </table:table-cell>
          <table:table-cell office:value-type="float" office:value="13.5294117647059" calcext:value-type="float">
            <text:p>13.529411764705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81921.ipynb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3111.ipynb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4457.ipynb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4862.ipynb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85046.ipynb</text:p>
          </table:table-cell>
          <table:table-cell office:value-type="float" office:value="2.29032258064516" calcext:value-type="float">
            <text:p>2.290322580645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85093.ipynb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5201.ipynb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85358.ipynb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85471.ipynb</text:p>
          </table:table-cell>
          <table:table-cell office:value-type="float" office:value="9.08333333333333" calcext:value-type="float">
            <text:p>9.08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56.ipynb</text:p>
          </table:table-cell>
          <table:table-cell office:value-type="float" office:value="21.8333333333333" calcext:value-type="float">
            <text:p>21.833333333333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5911.ipynb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5950.ipynb</text:p>
          </table:table-cell>
          <table:table-cell office:value-type="float" office:value="8.25" calcext:value-type="float">
            <text:p>8.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8595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86073.ipyn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6392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87269.ipynb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7303.ipynb</text:p>
          </table:table-cell>
          <table:table-cell office:value-type="float" office:value="30.125" calcext:value-type="float">
            <text:p>30.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495.ipynb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7499.ipynb</text:p>
          </table:table-cell>
          <table:table-cell office:value-type="float" office:value="17.75" calcext:value-type="float">
            <text:p>17.7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88066.ipynb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8557.ipynb</text:p>
          </table:table-cell>
          <table:table-cell office:value-type="float" office:value="4.07142857142857" calcext:value-type="float">
            <text:p>4.0714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88675.ipynb</text:p>
          </table:table-cell>
          <table:table-cell office:value-type="float" office:value="9.81632653061224" calcext:value-type="float">
            <text:p>9.816326530612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89090.ipynb</text:p>
          </table:table-cell>
          <table:table-cell office:value-type="float" office:value="3.45833333333333" calcext:value-type="float">
            <text:p>3.45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9173.ipynb</text:p>
          </table:table-cell>
          <table:table-cell office:value-type="float" office:value="2.625" calcext:value-type="float">
            <text:p>2.6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9477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9494.ipynb</text:p>
          </table:table-cell>
          <table:table-cell office:value-type="float" office:value="10.7307692307692" calcext:value-type="float">
            <text:p>10.730769230769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1069.ipynb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91724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2101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92107.ipynb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2404.ipynb</text:p>
          </table:table-cell>
          <table:table-cell office:value-type="float" office:value="5.41176470588235" calcext:value-type="float">
            <text:p>5.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2537.ipynb</text:p>
          </table:table-cell>
          <table:table-cell office:value-type="float" office:value="3.35294117647059" calcext:value-type="float">
            <text:p>3.3529411764705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3582.ipynb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93628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5354.ipynb</text:p>
          </table:table-cell>
          <table:table-cell office:value-type="float" office:value="25.25" calcext:value-type="float">
            <text:p>25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95821.ipynb</text:p>
          </table:table-cell>
          <table:table-cell office:value-type="float" office:value="6.55555555555556" calcext:value-type="float">
            <text:p>6.5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67.ipynb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779.ipynb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  <table:table-cell table:style-name="ce5" office:value-type="string" calcext:value-type="string">
            <text:p>Headers</text:p>
          </table:table-cell>
          <table:table-cell office:value-type="string" calcext:value-type="string">
            <text:p>Callsi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b_57777.ipynb</text:p>
          </table:table-cell>
          <table:table-cell table:style-name="ce1" office:value-type="float" office:value="55.56" calcext:value-type="float">
            <text:p>55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3"/>
          <table:table-cell table:style-name="ce1" table:number-columns-repeated="1019"/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1:Sheet2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0:33:10.743274425</dc:date>
    <meta:editing-duration>PT3H24M36S</meta:editing-duration>
    <meta:editing-cycles>4</meta:editing-cycles>
    <meta:generator>LibreOffice/7.3.7.2$Linux_X86_64 LibreOffice_project/30$Build-2</meta:generator>
    <meta:document-statistic meta:table-count="2" meta:cell-count="1618" meta:object-count="0"/>
  </office:meta>
</office:document-meta>
</file>